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6" style:family="table-cell" style:parent-style-name="Default" style:data-style-name="N107"/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4.6mm" svg:height="154.45mm" svg:x="179.15mm" svg:y="3.72mm">
            <draw:object draw:notify-on-update-of-ranges="Sheet1.A2:Sheet1.A11 Sheet1.B1:Sheet1.B1 Sheet1.B2:Sheet1.B11 Sheet1.A2:Sheet1.A11 Sheet1.C1:Sheet1.C1 Sheet1.C2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ADC (16bit)</text:p>
          </table:table-cell>
          <table:table-cell table:style-name="ce3" office:value-type="string" calcext:value-type="string">
            <text:p>Fit</text:p>
          </table:table-cell>
          <table:table-cell table:style-name="ce5" office:value-type="string" calcext:value-type="string">
            <text:p>Voltage from fit</text:p>
          </table:table-cell>
          <table:table-cell table:style-name="ce1"/>
          <table:table-cell table:style-name="ce1" office:value-type="string" calcext:value-type="string">
            <text:p>Fit</text:p>
          </table:table-cell>
          <table:table-cell/>
        </table:table-row>
        <table:table-row table:style-name="ro1">
          <table:table-cell table:style-name="ce10" office:value-type="float" office:value="-0.764" calcext:value-type="float">
            <text:p>-0,764</text:p>
          </table:table-cell>
          <table:table-cell table:style-name="ce10" office:value-type="float" office:value="62" calcext:value-type="float">
            <text:p>62</text:p>
          </table:table-cell>
          <table:table-cell table:formula="of:=[.$F$3]*[.A2]+[.$G$3]" office:value-type="float" office:value="-43.6313802676671" calcext:value-type="float">
            <text:p>-44</text:p>
          </table:table-cell>
          <table:table-cell table:style-name="ce8" table:formula="of:=([.B2]-[.$G$3])/[.$F$3]" office:value-type="float" office:value="-0.7050955574134" calcext:value-type="float">
            <text:p>-0,71</text:p>
          </table:table-cell>
          <table:table-cell table:style-name="ce8" table:formula="of:=([.B2]-[.$G$4])*[.$F$4]/65536/1000" office:value-type="float" office:value="-0.70486669921875" calcext:value-type="float">
            <text:p>-0,70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t</text:p>
          </table:table-cell>
        </table:table-row>
        <table:table-row table:style-name="ro1">
          <table:table-cell table:style-name="ce10" office:value-type="float" office:value="-0.435" calcext:value-type="float">
            <text:p>-0,435</text:p>
          </table:table-cell>
          <table:table-cell table:style-name="ce10" office:value-type="float" office:value="573" calcext:value-type="float">
            <text:p>573</text:p>
          </table:table-cell>
          <table:table-cell table:formula="of:=[.$F$3]*[.A3]+[.$G$3]" office:value-type="float" office:value="546.353391372769" calcext:value-type="float">
            <text:p>546</text:p>
          </table:table-cell>
          <table:table-cell table:style-name="ce8" table:formula="of:=([.B3]-[.$G$3])/[.$F$3]" office:value-type="float" office:value="-0.420140744880612" calcext:value-type="float">
            <text:p>-0,42</text:p>
          </table:table-cell>
          <table:table-cell table:style-name="ce8" table:formula="of:=([.B3]-[.$G$4])*[.$F$4]/65536/1000" office:value-type="float" office:value="-0.419908721923828" calcext:value-type="float">
            <text:p>-0,42</text:p>
          </table:table-cell>
          <table:table-cell table:style-name="ce8" table:number-matrix-columns-spanned="2" table:number-matrix-rows-spanned="1" table:formula="of:=LINEST([.B2:.B11];[.A2:.A11];1;0)" office:value-type="float" office:value="1793.26678310163" calcext:value-type="float">
            <text:p>1.793,27</text:p>
          </table:table-cell>
          <table:table-cell table:style-name="ce8" office:value-type="float" office:value="1326.42444202198" calcext:value-type="float">
            <text:p>1.326,42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69" calcext:value-type="float">
            <text:p>1269</text:p>
          </table:table-cell>
          <table:table-cell table:formula="of:=[.$F$3]*[.A4]+[.$G$3]" office:value-type="float" office:value="1326.42444202198" calcext:value-type="float">
            <text:p>1.326</text:p>
          </table:table-cell>
          <table:table-cell table:style-name="ce8" table:formula="of:=([.B4]-[.$G$3])/[.$F$3]" office:value-type="float" office:value="-0.0320222526637422" calcext:value-type="float">
            <text:p>-0,03</text:p>
          </table:table-cell>
          <table:table-cell table:style-name="ce8" table:formula="of:=([.B4]-[.$G$4])*[.$F$4]/65536/1000" office:value-type="float" office:value="-0.0317859191894531" calcext:value-type="float">
            <text:p>-0,03</text:p>
          </table:table-cell>
          <table:table-cell table:style-name="ce17" table:formula="of:=ROUND(1/([.F3]/1000/65536))" office:value-type="float" office:value="36546" calcext:value-type="float">
            <text:p>36546</text:p>
          </table:table-cell>
          <table:table-cell table:style-name="ce17" table:formula="of:=ROUND([.G3];0)" office:value-type="float" office:value="1326" calcext:value-type="float">
            <text:p>1326</text:p>
          </table:table-cell>
        </table:table-row>
        <table:table-row table:style-name="ro1">
          <table:table-cell table:style-name="ce10" office:value-type="float" office:value="0.62" calcext:value-type="float">
            <text:p>0,62</text:p>
          </table:table-cell>
          <table:table-cell table:style-name="ce10" office:value-type="float" office:value="2428" calcext:value-type="float">
            <text:p>2428</text:p>
          </table:table-cell>
          <table:table-cell table:formula="of:=[.$F$3]*[.A5]+[.$G$3]" office:value-type="float" office:value="2438.24984754499" calcext:value-type="float">
            <text:p>2.438</text:p>
          </table:table-cell>
          <table:table-cell table:style-name="ce8" table:formula="of:=([.B5]-[.$G$3])/[.$F$3]" office:value-type="float" office:value="0.614284259519235" calcext:value-type="float">
            <text:p>0,61</text:p>
          </table:table-cell>
          <table:table-cell table:style-name="ce8" table:formula="of:=([.B5]-[.$G$4])*[.$F$4]/65536/1000" office:value-type="float" office:value="0.614527770996094" calcext:value-type="float">
            <text:p>0,61</text:p>
          </table:table-cell>
          <table:table-cell table:number-columns-repeated="2"/>
        </table:table-row>
        <table:table-row table:style-name="ro1">
          <table:table-cell table:style-name="ce10" office:value-type="float" office:value="4.97" calcext:value-type="float">
            <text:p>4,97</text:p>
          </table:table-cell>
          <table:table-cell table:style-name="ce10" office:value-type="float" office:value="10176" calcext:value-type="float">
            <text:p>10176</text:p>
          </table:table-cell>
          <table:table-cell table:formula="of:=[.$F$3]*[.A6]+[.$G$3]" office:value-type="float" office:value="10238.9603540371" calcext:value-type="float">
            <text:p>10.239</text:p>
          </table:table-cell>
          <table:table-cell table:style-name="ce8" table:formula="of:=([.B6]-[.$G$3])/[.$F$3]" office:value-type="float" office:value="4.93489069299094" calcext:value-type="float">
            <text:p>4,93</text:p>
          </table:table-cell>
          <table:table-cell table:style-name="ce8" table:formula="of:=([.B6]-[.$G$4])*[.$F$4]/65536/1000" office:value-type="float" office:value="4.93518218994141" calcext:value-type="float">
            <text:p>4,94</text:p>
          </table:table-cell>
          <table:table-cell table:number-columns-repeated="2"/>
        </table:table-row>
        <table:table-row table:style-name="ro1">
          <table:table-cell table:style-name="ce10" office:value-type="float" office:value="10.3" calcext:value-type="float">
            <text:p>10,3</text:p>
          </table:table-cell>
          <table:table-cell table:style-name="ce10" office:value-type="float" office:value="19776" calcext:value-type="float">
            <text:p>19776</text:p>
          </table:table-cell>
          <table:table-cell table:formula="of:=[.$F$3]*[.A7]+[.$G$3]" office:value-type="float" office:value="19797.0723079687" calcext:value-type="float">
            <text:p>19.797</text:p>
          </table:table-cell>
          <table:table-cell table:style-name="ce8" table:formula="of:=([.B7]-[.$G$3])/[.$F$3]" office:value-type="float" office:value="10.2882492063271" calcext:value-type="float">
            <text:p>10,29</text:p>
          </table:table-cell>
          <table:table-cell table:style-name="ce8" table:formula="of:=([.B7]-[.$G$4])*[.$F$4]/65536/1000" office:value-type="float" office:value="10.2886001586914" calcext:value-type="float">
            <text:p>10,29</text:p>
          </table:table-cell>
          <table:table-cell table:number-columns-repeated="2"/>
        </table:table-row>
        <table:table-row table:style-name="ro1">
          <table:table-cell table:style-name="ce10" office:value-type="float" office:value="15.26" calcext:value-type="float">
            <text:p>15,26</text:p>
          </table:table-cell>
          <table:table-cell table:style-name="ce10" office:value-type="float" office:value="28672" calcext:value-type="float">
            <text:p>28672</text:p>
          </table:table-cell>
          <table:table-cell table:formula="of:=[.$F$3]*[.A8]+[.$G$3]" office:value-type="float" office:value="28691.6755521528" calcext:value-type="float">
            <text:p>28.692</text:p>
          </table:table-cell>
          <table:table-cell table:style-name="ce8" table:formula="of:=([.B8]-[.$G$3])/[.$F$3]" office:value-type="float" office:value="15.2490280953519" calcext:value-type="float">
            <text:p>15,25</text:p>
          </table:table-cell>
          <table:table-cell table:style-name="ce8" table:formula="of:=([.B8]-[.$G$4])*[.$F$4]/65536/1000" office:value-type="float" office:value="15.2494341430664" calcext:value-type="float">
            <text:p>15,25</text:p>
          </table:table-cell>
          <table:table-cell table:style-name="ce1" table:number-columns-repeated="2"/>
        </table:table-row>
        <table:table-row table:style-name="ro1">
          <table:table-cell table:style-name="ce10" office:value-type="float" office:value="20.26" calcext:value-type="float">
            <text:p>20,26</text:p>
          </table:table-cell>
          <table:table-cell table:style-name="ce10" office:value-type="float" office:value="37679" calcext:value-type="float">
            <text:p>37679</text:p>
          </table:table-cell>
          <table:table-cell table:formula="of:=[.$F$3]*[.A9]+[.$G$3]" office:value-type="float" office:value="37658.009467661" calcext:value-type="float">
            <text:p>37.658</text:p>
          </table:table-cell>
          <table:table-cell table:style-name="ce8" table:formula="of:=([.B9]-[.$G$3])/[.$F$3]" office:value-type="float" office:value="20.2717051921872" calcext:value-type="float">
            <text:p>20,27</text:p>
          </table:table-cell>
          <table:table-cell table:style-name="ce8" table:formula="of:=([.B9]-[.$G$4])*[.$F$4]/65536/1000" office:value-type="float" office:value="20.2721670227051" calcext:value-type="float">
            <text:p>20,27</text:p>
          </table:table-cell>
          <table:table-cell table:style-name="ce7" table:number-columns-repeated="2"/>
        </table:table-row>
        <table:table-row table:style-name="ro1">
          <table:table-cell table:style-name="ce10" office:value-type="float" office:value="25.45" calcext:value-type="float">
            <text:p>25,45</text:p>
          </table:table-cell>
          <table:table-cell table:style-name="ce10" office:value-type="float" office:value="46974" calcext:value-type="float">
            <text:p>46974</text:p>
          </table:table-cell>
          <table:table-cell table:formula="of:=[.$F$3]*[.A10]+[.$G$3]" office:value-type="float" office:value="46965.0640719584" calcext:value-type="float">
            <text:p>46.965</text:p>
          </table:table-cell>
          <table:table-cell table:style-name="ce8" table:formula="of:=([.B10]-[.$G$3])/[.$F$3]" office:value-type="float" office:value="25.4549830444225" calcext:value-type="float">
            <text:p>25,45</text:p>
          </table:table-cell>
          <table:table-cell table:style-name="ce8" table:formula="of:=([.B10]-[.$G$4])*[.$F$4]/65536/1000" office:value-type="float" office:value="25.4555024414062" calcext:value-type="float">
            <text:p>25,46</text:p>
          </table:table-cell>
          <table:table-cell table:number-columns-repeated="2"/>
        </table:table-row>
        <table:table-row table:style-name="ro1">
          <table:table-cell table:style-name="ce10" office:value-type="float" office:value="30.09" calcext:value-type="float">
            <text:p>30,09</text:p>
          </table:table-cell>
          <table:table-cell table:style-name="ce10" office:value-type="float" office:value="55295" calcext:value-type="float">
            <text:p>55295</text:p>
          </table:table-cell>
          <table:table-cell table:formula="of:=[.$F$3]*[.A11]+[.$G$3]" office:value-type="float" office:value="55285.82194555" calcext:value-type="float">
            <text:p>55.286</text:p>
          </table:table-cell>
          <table:table-cell table:style-name="ce8" table:formula="of:=([.B11]-[.$G$3])/[.$F$3]" office:value-type="float" office:value="30.095118064159" calcext:value-type="float">
            <text:p>30,10</text:p>
          </table:table-cell>
          <table:table-cell table:style-name="ce8" table:formula="of:=([.B11]-[.$G$4])*[.$F$4]/65536/1000" office:value-type="float" office:value="30.0956889953613" calcext:value-type="float">
            <text:p>30,10</text:p>
          </table:table-cell>
          <table:table-cell table:number-columns-repeated="2"/>
        </table:table-row>
        <table:table-row table:style-name="ro1">
          <table:table-cell office:value-type="float" office:value="35.14" calcext:value-type="float">
            <text:p>35,14</text:p>
          </table:table-cell>
          <table:table-cell office:value-type="float" office:value="6426" calcext:value-type="float">
            <text:p>6426</text:p>
          </table:table-cell>
          <table:table-cell table:formula="of:=[.$F$3]*[.A12]+[.$G$3]" office:value-type="float" office:value="64341.8192002132" calcext:value-type="float">
            <text:p>64.342</text:p>
          </table:table-cell>
          <table:table-cell table:style-name="ce8" table:formula="of:=([.B12]-[.$G$3])/[.$F$3]" office:value-type="float" office:value="2.84373502371901" calcext:value-type="float">
            <text:p>2,84</text:p>
          </table:table-cell>
          <table:table-cell table:style-name="ce8" table:formula="of:=([.B12]-[.$G$4])*[.$F$4]/65536/1000" office:value-type="float" office:value="2.84400329589844" calcext:value-type="float">
            <text:p>2,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F$3]*[.A13]+[.$G$3]" office:value-type="float" office:value="1326.42444202198" calcext:value-type="float">
            <text:p>1.326</text:p>
          </table:table-cell>
          <table:table-cell table:style-name="ce8" table:formula="of:=([.B13]-[.$G$3])/[.$F$3]" office:value-type="float" office:value="-0.739669331145362" calcext:value-type="float">
            <text:p>-0,74</text:p>
          </table:table-cell>
          <table:table-cell table:style-name="ce8" table:formula="of:=([.B13]-[.$G$4])*[.$F$4]/65536/1000" office:value-type="float" office:value="-0.739440856933594" calcext:value-type="float">
            <text:p>-0,74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,5</text:p>
          </table:table-cell>
          <table:table-cell/>
          <table:table-cell table:formula="of:=[.$F$3]*[.A14]+[.$G$3]" office:value-type="float" office:value="429.791050471163" calcext:value-type="float">
            <text:p>430</text:p>
          </table:table-cell>
          <table:table-cell table:number-columns-repeated="4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dobe Heiti Std R" style:language-asian="zh" style:country-asian="CN" style:font-name-complex="Adobe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.00.0000</text:date>, <text:time style:data-style-name="N2" text:time-value="00:40:30.207594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2:31:49.320600362</meta:creation-date>
    <dc:date>2018-11-11T01:54:56.602451137</dc:date>
    <meta:editing-duration>PT25M50S</meta:editing-duration>
    <meta:editing-cycles>7</meta:editing-cycles>
    <meta:generator>LibreOffice/6.1.2.1$Linux_X86_64 LibreOffice_project/10$Build-1</meta:generator>
    <meta:document-statistic meta:table-count="1" meta:cell-count="7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61cm" svg:height="15.446cm" xlink:href=".." xlink:type="simple" chart:class="chart:scatter" chart:style-name="ch1">
        <chart:legend chart:legend-position="top" svg:x="11.511cm" svg:y="0.185cm" style:legend-expansion="wide" chart:style-name="ch2"/>
        <chart:plot-area chart:style-name="ch3" table:cell-range-address="Sheet1.A2:Sheet1.C11 Sheet1.B1:Sheet1.C1" chart:data-source-has-labels="row" svg:x="1.56cm" svg:y="1.091cm" svg:width="25.352cm" svg:height="13.066cm">
          <chartooo:coordinate-region svg:x="1.706cm" svg:y="1.29cm" svg:width="25.019cm" svg:height="12.668cm"/>
          <chart:axis chart:dimension="x" chart:name="primary-x" chart:style-name="ch4">
            <chart:title svg:x="13.689cm" svg:y="14.465cm" chart:style-name="ch5">
              <text:p>T in °C</text:p>
            </chart:title>
            <chart:grid chart:style-name="ch6" chart:class="major"/>
          </chart:axis>
          <chart:axis chart:dimension="y" chart:name="primary-y" chart:style-name="ch4">
            <chart:title svg:x="0.451cm" svg:y="8.528cm" chart:style-name="ch7">
              <text:p>ADC (16bit)</text:p>
            </chart:title>
            <chart:grid chart:style-name="ch6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9" chart:values-cell-range-address="Sheet1.C2:Sheet1.C11" chart:label-cell-address="Sheet1.C1:Sheet1.C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(16bit)</text:p>
                <draw:g>
                  <svg:desc>Sheet1.B1:Sheet1.B1</svg:desc>
                </draw:g>
              </table:table-cell>
              <table:table-cell office:value-type="string">
                <text:p>Fi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64">
                <text:p>-0.764</text:p>
                <draw:g>
                  <svg:desc>Sheet1.A2:Sheet1.A11</svg:desc>
                </draw:g>
              </table:table-cell>
              <table:table-cell office:value-type="float" office:value="62">
                <text:p>62</text:p>
                <draw:g>
                  <svg:desc>Sheet1.B2:Sheet1.B11</svg:desc>
                </draw:g>
              </table:table-cell>
              <table:table-cell office:value-type="float" office:value="-43.6313802676671">
                <text:p>-43.6313802676671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35">
                <text:p>-0.435</text:p>
              </table:table-cell>
              <table:table-cell office:value-type="float" office:value="573">
                <text:p>573</text:p>
              </table:table-cell>
              <table:table-cell office:value-type="float" office:value="546.353391372769">
                <text:p>546.353391372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69">
                <text:p>1269</text:p>
              </table:table-cell>
              <table:table-cell office:value-type="float" office:value="1326.42444202198">
                <text:p>1326.42444202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2428">
                <text:p>2428</text:p>
              </table:table-cell>
              <table:table-cell office:value-type="float" office:value="2438.24984754499">
                <text:p>2438.24984754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7">
                <text:p>4.97</text:p>
              </table:table-cell>
              <table:table-cell office:value-type="float" office:value="10176">
                <text:p>10176</text:p>
              </table:table-cell>
              <table:table-cell office:value-type="float" office:value="10238.9603540371">
                <text:p>10238.9603540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">
                <text:p>10.3</text:p>
              </table:table-cell>
              <table:table-cell office:value-type="float" office:value="19776">
                <text:p>19776</text:p>
              </table:table-cell>
              <table:table-cell office:value-type="float" office:value="19797.0723079687">
                <text:p>19797.0723079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6">
                <text:p>15.26</text:p>
              </table:table-cell>
              <table:table-cell office:value-type="float" office:value="28672">
                <text:p>28672</text:p>
              </table:table-cell>
              <table:table-cell office:value-type="float" office:value="28691.6755521528">
                <text:p>28691.6755521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26">
                <text:p>20.26</text:p>
              </table:table-cell>
              <table:table-cell office:value-type="float" office:value="37679">
                <text:p>37679</text:p>
              </table:table-cell>
              <table:table-cell office:value-type="float" office:value="37658.009467661">
                <text:p>37658.009467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45">
                <text:p>25.45</text:p>
              </table:table-cell>
              <table:table-cell office:value-type="float" office:value="46974">
                <text:p>46974</text:p>
              </table:table-cell>
              <table:table-cell office:value-type="float" office:value="46965.0640719584">
                <text:p>46965.0640719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9">
                <text:p>30.09</text:p>
              </table:table-cell>
              <table:table-cell office:value-type="float" office:value="55295">
                <text:p>55295</text:p>
              </table:table-cell>
              <table:table-cell office:value-type="float" office:value="55285.82194555">
                <text:p>55285.82194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